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paragraph-rsid="00530d74"/>
    </style:style>
    <style:style style:name="P2" style:family="paragraph" style:parent-style-name="Text_20_body">
      <style:text-properties officeooo:rsid="001d4a08" officeooo:paragraph-rsid="005bfcec"/>
    </style:style>
    <style:style style:name="P3" style:family="paragraph" style:parent-style-name="Heading_20_2">
      <style:text-properties officeooo:rsid="001d4a08" officeooo:paragraph-rsid="001d4a08"/>
    </style:style>
    <style:style style:name="P4" style:family="paragraph" style:parent-style-name="Text_20_body" style:list-style-name="L1">
      <style:text-properties fo:font-weight="normal" officeooo:rsid="004d3706" officeooo:paragraph-rsid="004d3706" style:font-weight-asian="normal" style:font-weight-complex="normal"/>
    </style:style>
    <style:style style:name="P5" style:family="paragraph" style:parent-style-name="Text_20_body" style:list-style-name="L1">
      <style:text-properties fo:font-weight="normal" officeooo:rsid="0056ebc0" officeooo:paragraph-rsid="0056ebc0" style:font-weight-asian="normal" style:font-weight-complex="normal"/>
    </style:style>
    <style:style style:name="P6" style:family="paragraph" style:parent-style-name="Text_20_body" style:list-style-name="L1">
      <style:text-properties fo:font-weight="normal" officeooo:rsid="0056ebc0" officeooo:paragraph-rsid="0059d3b1" style:font-weight-asian="normal" style:font-weight-complex="normal"/>
    </style:style>
    <style:style style:name="P7" style:family="paragraph" style:parent-style-name="Text_20_body" style:list-style-name="L1">
      <style:text-properties fo:font-weight="normal" officeooo:rsid="005bfcec" officeooo:paragraph-rsid="005bfcec" style:font-weight-asian="normal" style:font-weight-complex="normal"/>
    </style:style>
    <style:style style:name="P8" style:family="paragraph" style:parent-style-name="Text_20_body" style:list-style-name="L1">
      <style:text-properties fo:font-weight="normal" officeooo:rsid="0033c2b0" officeooo:paragraph-rsid="00369486" style:font-weight-asian="normal" style:font-weight-complex="normal"/>
    </style:style>
    <style:style style:name="P9" style:family="paragraph" style:parent-style-name="Heading_20_2" style:list-style-name="">
      <style:text-properties officeooo:rsid="001de5be" officeooo:paragraph-rsid="001de5be"/>
    </style:style>
    <style:style style:name="P10" style:family="paragraph" style:parent-style-name="Heading_20_2">
      <style:paragraph-properties fo:break-before="page"/>
      <style:text-properties officeooo:rsid="001de5be" officeooo:paragraph-rsid="001de5be"/>
    </style:style>
    <style:style style:name="P11" style:family="paragraph" style:parent-style-name="Text_20_body">
      <style:text-properties officeooo:rsid="0025c04a" officeooo:paragraph-rsid="002bbe18"/>
    </style:style>
    <style:style style:name="T1" style:family="text">
      <style:text-properties officeooo:rsid="00396476"/>
    </style:style>
    <style:style style:name="T2" style:family="text">
      <style:text-properties officeooo:rsid="005bfcec"/>
    </style:style>
    <style:style style:name="T3" style:family="text">
      <style:text-properties officeooo:rsid="00253ea3"/>
    </style:style>
    <style:style style:name="T4" style:family="text">
      <style:text-properties fo:font-family="'Times New Roman'" style:font-family-generic="roman" style:font-pitch="variable" fo:font-size="14pt" fo:language="en" fo:country="US" officeooo:rsid="00253ea3" style:font-size-asian="14pt" style:font-family-complex="'Times New Roman'" style:font-family-generic-complex="system" style:font-pitch-complex="variable" style:font-size-complex="14pt"/>
    </style:style>
    <style:style style:name="T5" style:family="text">
      <style:text-properties fo:font-family="'Times New Roman'" style:font-family-generic="roman" style:font-pitch="variable" fo:font-size="14pt" fo:language="en" fo:country="US" officeooo:rsid="005bfcec" style:font-size-asian="14pt" style:font-family-complex="'Times New Roman'" style:font-family-generic-complex="system" style:font-pitch-complex="variable" style:font-size-complex="14pt"/>
    </style:style>
    <style:style style:name="T6" style:family="text">
      <style:text-properties officeooo:rsid="005c411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<text:span text:style-name="T1">1.</text:span><text:span text:style-name="T2">4</text:span></text:p>
      <text:h text:style-name="Heading_20_2" text:outline-level="2">AIM</text:h>
      <text:p text:style-name="P2"><text:span text:style-name="T3">To </text:span><text:span text:style-name="T4">convert </text:span><text:span text:style-name="T5">a given </text:span><text:span text:style-name="T4">NFA to DFA</text:span></text:p>
      <text:h text:style-name="P3" text:outline-level="2">ALGORITHM</text:h>
      <text:list text:style-name="L1">
        <text:list-item>
          <text:p text:style-name="P4">Start</text:p>
        </text:list-item>
        <text:list-item>
          <text:p text:style-name="P5">Create utility functions for NFA data structure to read and write transitions.</text:p>
        </text:list-item>
        <text:list-item>
          <text:p text:style-name="P6">Read NFA input as follows:</text:p>
          <text:list>
            <text:list-item>
              <text:p text:style-name="P5">The first line contains the number of states (n) , number of final states (f) , number of input alphabets(m), and number of transitions(t).</text:p>
            </text:list-item>
            <text:list-item>
              <text:p text:style-name="P5">The next line contains f space separated integers denoting the final states.</text:p>
            </text:list-item>
            <text:list-item>
              <text:p text:style-name="P5">The next line contains the m input alphabets as a single string.</text:p>
            </text:list-item>
            <text:list-item>
              <text:p text:style-name="P5">The next t lines contain transitions as “qi qj c” representing a transition from qi to qj on input alphabet c. Here, the alphabet ‘e’ denotes epsilon.</text:p>
            </text:list-item>
          </text:list>
        </text:list-item>
        <text:list-item>
          <text:p text:style-name="P7">Remove epsilon transitions from the NFA.</text:p>
        </text:list-item>
        <text:list-item>
          <text:p text:style-name="P7">Initialize state mapping as linked list to map NFA state set to DFA states.</text:p>
          <text:list>
            <text:list-item>
              <text:p text:style-name="P7">NFA states are represented as bit mask.</text:p>
            </text:list-item>
            <text:list-item>
              <text:p text:style-name="P7">Transitions are stored as a vector of size m containing the transition from this state to the next</text:p>
            </text:list-item>
          </text:list>
        </text:list-item>
        <text:list-item>
          <text:p text:style-name="P7">Define a recursive function to create state mapping from NFA starting with a given state set:</text:p>
          <text:list>
            <text:list-item>
              <text:p text:style-name="P7">Check if the mapping for the given state set exists in the linked list.</text:p>
            </text:list-item>
            <text:list-item>
              <text:p text:style-name="P7">If found, terminate function call.</text:p>
            </text:list-item>
            <text:list-item>
              <text:p text:style-name="P7">Otherwise, add node n mapping the state set to new DFA state to the linked list.</text:p>
            </text:list-item>
            <text:list-item>
              <text:p text:style-name="P7">For each input symbol i:</text:p>
              <text:list>
                <text:list-item>
                  <text:p text:style-name="P7">Compute set of reachable states for given state set using input symbol i.</text:p>
                </text:list-item>
                <text:list-item>
                  <text:p text:style-name="P7">Recursively process the new state set.</text:p>
                </text:list-item>
                <text:list-item>
                  <text:p text:style-name="P7">Add transition from current DFA state to the state corresponding to the given state set.</text:p>
                </text:list-item>
              </text:list>
            </text:list-item>
          </text:list>
        </text:list-item>
        <text:list-item>
          <text:p text:style-name="P7">Recursively convert NFA starting with state set {q0} represented as bit mask of 1.</text:p>
        </text:list-item>
        <text:list-item>
          <text:p text:style-name="P7"><text:soft-page-break/>Create DFA data structure with number of states equalling size of the state mapping linked list.</text:p>
          <text:list>
            <text:list-item>
              <text:p text:style-name="P7">Copy input alphabets from the NFA.</text:p>
            </text:list-item>
            <text:list-item>
              <text:p text:style-name="P7">For each state in state mapping:</text:p>
              <text:list>
                <text:list-item>
                  <text:p text:style-name="P7">Mark DFA state as final if any NFA state in the set is final.</text:p>
                </text:list-item>
                <text:list-item>
                  <text:p text:style-name="P7">Populate DFA transition using transitions in the state mapping.</text:p>
                </text:list-item>
              </text:list>
            </text:list-item>
          </text:list>
        </text:list-item>
        <text:list-item>
          <text:p text:style-name="P7">Priint the DFA.</text:p>
        </text:list-item>
        <text:list-item>
          <text:p text:style-name="P8">Stop</text:p>
        </text:list-item>
      </text:list>
      <text:h text:style-name="P9" text:outline-level="2"/>
      <text:h text:style-name="P10" text:outline-level="2">RESULT</text:h>
      <text:p text:style-name="P11">Successfully <text:span text:style-name="T6">converted the given NFA to DF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1"><text:span text:style-name="MT1">Date:</text:span> 07/08/2024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6-09T16:37:30.412189074</meta:creation-date>
    <dc:date>2025-08-18T11:34:04.308033836</dc:date>
    <meta:editing-duration>PT5H56M40S</meta:editing-duration>
    <meta:editing-cycles>31</meta:editing-cycles>
    <meta:generator>LibreOffice/25.2.5.2$Linux_X86_64 LibreOffice_project/520$Build-2</meta:generator>
    <meta:document-statistic meta:table-count="0" meta:image-count="0" meta:object-count="0" meta:page-count="3" meta:paragraph-count="34" meta:word-count="345" meta:character-count="1854" meta:non-whitespace-character-count="1570"/>
  </office:meta>
</office:document-meta>
</file>